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bsc54563@login1:~&gt;</text:p>
          </table:table-cell>
          <table:table-cell office:value-type="string">
            <text:p>python</text:p>
          </table:table-cell>
          <table:table-cell office:value-type="string">
            <text:p>get_them_pydock.py</text:p>
          </table:table-cell>
          <table:table-cell office:value-type="string">
            <text:p>pdb.list</text:p>
          </table:table-cell>
          <table:table-cell office:value-type="string">
            <text:p>POTS_FS.paracorregir</text:p>
          </table:table-cell>
          <table:table-cell/>
        </table:table-row>
        <table:table-row table:style-name="ro1">
          <table:table-cell office:value-type="string">
            <text:p>pydo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PNSTS</text:p>
          </table:table-cell>
          <table:table-cell office:value-type="float" office:value="0.0340909090909">
            <text:p>0.0340909091</text:p>
          </table:table-cell>
          <table:table-cell office:value-type="float" office:value="0.159090909091">
            <text:p>0.1590909091</text:p>
          </table:table-cell>
          <table:table-cell office:value-type="float" office:value="0.329545454545">
            <text:p>0.3295454545</text:p>
          </table:table-cell>
          <table:table-cell office:value-type="float" office:value="0.517045454545">
            <text:p>0.5170454545</text:p>
          </table:table-cell>
          <table:table-cell office:value-type="float" office:value="0.801136363636">
            <text:p>0.8011363636</text:p>
          </table:table-cell>
        </table:table-row>
        <table:table-row table:style-name="ro1">
          <table:table-cell office:value-type="string">
            <text:p>SIPPER</text:p>
          </table:table-cell>
          <table:table-cell office:value-type="float" office:value="0.0625">
            <text:p>0.0625</text:p>
          </table:table-cell>
          <table:table-cell office:value-type="float" office:value="0.170454545455">
            <text:p>0.1704545455</text:p>
          </table:table-cell>
          <table:table-cell office:value-type="float" office:value="0.380681818182">
            <text:p>0.3806818182</text:p>
          </table:table-cell>
          <table:table-cell office:value-type="float" office:value="0.659090909091">
            <text:p>0.6590909091</text:p>
          </table:table-cell>
          <table:table-cell office:value-type="float" office:value="0.801136363636">
            <text:p>0.801136363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sc54563@login1:~&gt;</text:p>
          </table:table-cell>
          <table:table-cell office:value-type="string">
            <text:p>python</text:p>
          </table:table-cell>
          <table:table-cell office:value-type="string">
            <text:p>get_them_pydock.py</text:p>
          </table:table-cell>
          <table:table-cell office:value-type="string">
            <text:p>pdb.list.BM5</text:p>
          </table:table-cell>
          <table:table-cell office:value-type="string">
            <text:p>POTS_FS.paracorregir</text:p>
          </table:table-cell>
          <table:table-cell/>
        </table:table-row>
        <table:table-row table:style-name="ro1">
          <table:table-cell office:value-type="string">
            <text:p>pydo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db.list.BM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PNSTS</text:p>
          </table:table-cell>
          <table:table-cell office:value-type="float" office:value="0">
            <text:p>0</text:p>
          </table:table-cell>
          <table:table-cell office:value-type="float" office:value="0.0181818181818">
            <text:p>0.0181818182</text:p>
          </table:table-cell>
          <table:table-cell office:value-type="float" office:value="0.218181818182">
            <text:p>0.2181818182</text:p>
          </table:table-cell>
          <table:table-cell office:value-type="float" office:value="0.490909090909">
            <text:p>0.4909090909</text:p>
          </table:table-cell>
          <table:table-cell office:value-type="float" office:value="0.836363636364">
            <text:p>0.8363636364</text:p>
          </table:table-cell>
        </table:table-row>
        <table:table-row table:style-name="ro1">
          <table:table-cell office:value-type="string">
            <text:p>SIPPER</text:p>
          </table:table-cell>
          <table:table-cell office:value-type="float" office:value="0">
            <text:p>0</text:p>
          </table:table-cell>
          <table:table-cell office:value-type="float" office:value="0.0181818181818">
            <text:p>0.0181818182</text:p>
          </table:table-cell>
          <table:table-cell office:value-type="float" office:value="0.127272727273">
            <text:p>0.1272727273</text:p>
          </table:table-cell>
          <table:table-cell office:value-type="float" office:value="0.527272727273">
            <text:p>0.5272727273</text:p>
          </table:table-cell>
          <table:table-cell office:value-type="float" office:value="0.836363636364">
            <text:p>0.8363636364</text:p>
          </table:table-cell>
        </table:table-row>
        <table:table-row table:style-name="ro1" table:number-rows-repeated="11">
          <table:table-cell table:number-columns-repeated="6"/>
        </table:table-row>
        <table:table-row table:style-name="ro1">
          <table:table-cell office:value-type="string">
            <text:p>/gpfs/scratch/bsc54/bsc54563/Analisys_MI_BM4_byRMSD_Zdock/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PNSTS</text:p>
          </table:table-cell>
          <table:table-cell office:value-type="float" office:value="0.0511363636364">
            <text:p>0.0511363636</text:p>
          </table:table-cell>
          <table:table-cell office:value-type="float" office:value="0.142045454545">
            <text:p>0.1420454545</text:p>
          </table:table-cell>
          <table:table-cell office:value-type="float" office:value="0.409090909091">
            <text:p>0.4090909091</text:p>
          </table:table-cell>
          <table:table-cell office:value-type="float" office:value="0.630681818182">
            <text:p>0.6306818182</text:p>
          </table:table-cell>
          <table:table-cell office:value-type="float" office:value="0.880681818182">
            <text:p>0.8806818182</text:p>
          </table:table-cell>
        </table:table-row>
        <table:table-row table:style-name="ro1">
          <table:table-cell office:value-type="string">
            <text:p>SIPPER</text:p>
          </table:table-cell>
          <table:table-cell office:value-type="float" office:value="0.0738636363636">
            <text:p>0.0738636364</text:p>
          </table:table-cell>
          <table:table-cell office:value-type="float" office:value="0.181818181818">
            <text:p>0.1818181818</text:p>
          </table:table-cell>
          <table:table-cell office:value-type="float" office:value="0.386363636364">
            <text:p>0.3863636364</text:p>
          </table:table-cell>
          <table:table-cell office:value-type="float" office:value="0.653409090909">
            <text:p>0.6534090909</text:p>
          </table:table-cell>
          <table:table-cell office:value-type="float" office:value="0.880681818182">
            <text:p>0.88068181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sc54563@login1:~&gt;</text:p>
          </table:table-cell>
          <table:table-cell office:value-type="string">
            <text:p>python</text:p>
          </table:table-cell>
          <table:table-cell office:value-type="string">
            <text:p>get_them_zdock.py</text:p>
          </table:table-cell>
          <table:table-cell office:value-type="string">
            <text:p>pdb.list.BM5</text:p>
          </table:table-cell>
          <table:table-cell office:value-type="string">
            <text:p>POTS_FS.paracorregir</text:p>
          </table:table-cell>
          <table:table-cell/>
        </table:table-row>
        <table:table-row table:style-name="ro1">
          <table:table-cell office:value-type="string">
            <text:p>/gpfs/scratch/bsc54/bsc54563/Analisys_MI_BM4_byRMSD_Zdock/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db.list.BM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PNSTS</text:p>
          </table:table-cell>
          <table:table-cell office:value-type="float" office:value="0.0363636363636">
            <text:p>0.0363636364</text:p>
          </table:table-cell>
          <table:table-cell office:value-type="float" office:value="0.0545454545455">
            <text:p>0.0545454545</text:p>
          </table:table-cell>
          <table:table-cell office:value-type="float" office:value="0.236363636364">
            <text:p>0.2363636364</text:p>
          </table:table-cell>
          <table:table-cell office:value-type="float" office:value="0.509090909091">
            <text:p>0.5090909091</text:p>
          </table:table-cell>
          <table:table-cell office:value-type="float" office:value="0.709090909091">
            <text:p>0.7090909091</text:p>
          </table:table-cell>
        </table:table-row>
        <table:table-row table:style-name="ro1">
          <table:table-cell office:value-type="string">
            <text:p>SIPPER</text:p>
          </table:table-cell>
          <table:table-cell office:value-type="float" office:value="0.0363636363636">
            <text:p>0.0363636364</text:p>
          </table:table-cell>
          <table:table-cell office:value-type="float" office:value="0.109090909091">
            <text:p>0.1090909091</text:p>
          </table:table-cell>
          <table:table-cell office:value-type="float" office:value="0.236363636364">
            <text:p>0.2363636364</text:p>
          </table:table-cell>
          <table:table-cell office:value-type="float" office:value="0.527272727273">
            <text:p>0.5272727273</text:p>
          </table:table-cell>
          <table:table-cell office:value-type="float" office:value="0.709090909091">
            <text:p>0.7090909091</text:p>
          </table:table-cell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>
            <text:p>bsc54563@login1:~&gt;</text:p>
          </table:table-cell>
          <table:table-cell office:value-type="string">
            <text:p>python</text:p>
          </table:table-cell>
          <table:table-cell office:value-type="string">
            <text:p>get_them_sdock.py</text:p>
          </table:table-cell>
          <table:table-cell office:value-type="string">
            <text:p>pdb.list</text:p>
          </table:table-cell>
          <table:table-cell office:value-type="string">
            <text:p>POTS_FS.paracorregir</text:p>
          </table:table-cell>
          <table:table-cell/>
        </table:table-row>
        <table:table-row table:style-name="ro1">
          <table:table-cell office:value-type="string">
            <text:p>pdb.list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PNSTS</text:p>
          </table:table-cell>
          <table:table-cell office:value-type="float" office:value="0.0625">
            <text:p>0.0625</text:p>
          </table:table-cell>
          <table:table-cell office:value-type="float" office:value="0.159090909091">
            <text:p>0.1590909091</text:p>
          </table:table-cell>
          <table:table-cell office:value-type="float" office:value="0.403409090909">
            <text:p>0.4034090909</text:p>
          </table:table-cell>
          <table:table-cell office:value-type="float" office:value="0.6875">
            <text:p>0.6875</text:p>
          </table:table-cell>
          <table:table-cell office:value-type="float" office:value="0.8125">
            <text:p>0.8125</text:p>
          </table:table-cell>
        </table:table-row>
        <table:table-row table:style-name="ro1">
          <table:table-cell office:value-type="string">
            <text:p>SIPPER</text:p>
          </table:table-cell>
          <table:table-cell office:value-type="float" office:value="0.0568181818182">
            <text:p>0.0568181818</text:p>
          </table:table-cell>
          <table:table-cell office:value-type="float" office:value="0.215909090909">
            <text:p>0.2159090909</text:p>
          </table:table-cell>
          <table:table-cell office:value-type="float" office:value="0.403409090909">
            <text:p>0.4034090909</text:p>
          </table:table-cell>
          <table:table-cell office:value-type="float" office:value="0.642045454545">
            <text:p>0.6420454545</text:p>
          </table:table-cell>
          <table:table-cell office:value-type="float" office:value="0.8125">
            <text:p>0.812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sc54563@login1:~&gt;</text:p>
          </table:table-cell>
          <table:table-cell office:value-type="string">
            <text:p>python</text:p>
          </table:table-cell>
          <table:table-cell office:value-type="string">
            <text:p>get_them_sdock.py</text:p>
          </table:table-cell>
          <table:table-cell office:value-type="string">
            <text:p>pdb.list.BM5</text:p>
          </table:table-cell>
          <table:table-cell office:value-type="string">
            <text:p>POTS_FS.paracorregir</text:p>
          </table:table-cell>
          <table:table-cell/>
        </table:table-row>
        <table:table-row table:style-name="ro1">
          <table:table-cell office:value-type="string">
            <text:p>pdb.list.BM5</text:p>
          </table:table-cell>
          <table:table-cell office:value-type="string">
            <text:p>samples</text:p>
          </table:table-cell>
          <table:table-cell office:value-type="string">
            <text:p>=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PROPNSTS</text:p>
          </table:table-cell>
          <table:table-cell office:value-type="float" office:value="0.0727272727273">
            <text:p>0.0727272727</text:p>
          </table:table-cell>
          <table:table-cell office:value-type="float" office:value="0.145454545455">
            <text:p>0.1454545455</text:p>
          </table:table-cell>
          <table:table-cell office:value-type="float" office:value="0.327272727273">
            <text:p>0.3272727273</text:p>
          </table:table-cell>
          <table:table-cell office:value-type="float" office:value="0.6">
            <text:p>0.6</text:p>
          </table:table-cell>
          <table:table-cell office:value-type="float" office:value="0.727272727273">
            <text:p>0.7272727273</text:p>
          </table:table-cell>
        </table:table-row>
        <table:table-row table:style-name="ro1">
          <table:table-cell office:value-type="string">
            <text:p>SIPPER</text:p>
          </table:table-cell>
          <table:table-cell office:value-type="float" office:value="0.0545454545455">
            <text:p>0.0545454545</text:p>
          </table:table-cell>
          <table:table-cell office:value-type="float" office:value="0.0909090909091">
            <text:p>0.0909090909</text:p>
          </table:table-cell>
          <table:table-cell office:value-type="float" office:value="0.4">
            <text:p>0.4</text:p>
          </table:table-cell>
          <table:table-cell office:value-type="float" office:value="0.6">
            <text:p>0.6</text:p>
          </table:table-cell>
          <table:table-cell office:value-type="float" office:value="0.727272727273">
            <text:p>0.727272727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tein Group</meta:initial-creator>
    <meta:creation-date>2015-04-21T16:50:16</meta:creation-date>
    <dc:date>2015-04-21T17:20:02</dc:date>
    <dc:creator>Protein Group</dc:creator>
    <meta:editing-duration>P0D</meta:editing-duration>
    <meta:editing-cycles>1</meta:editing-cycles>
    <meta:document-statistic meta:table-count="3" meta:cell-count="125" meta:object-count="0"/>
    <meta:generator>LibreOffice/3.5$Linux_x86 LibreOffice_project/350m1$Build-2</meta:generator>
  </office:meta>
</office:document-meta>
</file>